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8cm" draw:marker-end-width="0.28cm" svg:stroke-opacity="100%" draw:stroke-linejoin="miter" draw:fill="solid" draw:fill-color="#dddddd" draw:opacity="100%" fo:padding-top="0.149cm" fo:padding-bottom="0.149cm" fo:padding-left="0.274cm" fo:padding-right="0.274cm"/>
    </style:style>
    <style:style style:name="gr2" style:family="graphic" style:parent-style-name="standard">
      <style:graphic-properties draw:stroke="none" svg:stroke-width="0.05cm" draw:marker-start-width="0.28cm" draw:marker-end-width="0.28cm" draw:fill="solid" draw:fill-color="#b5ab93" draw:opacity="100%"/>
    </style:style>
    <style:style style:name="gr3" style:family="graphic" style:parent-style-name="standard">
      <style:graphic-properties draw:stroke="solid" svg:stroke-width="0.05cm" svg:stroke-color="#000000" draw:marker-start-width="0.28cm" draw:marker-end-width="0.28cm" svg:stroke-opacity="100%" draw:stroke-linejoin="miter" draw:fill="gradient" draw:fill-gradient-name="gradient-1" draw:opacity="100%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cm" svg:stroke-color="#000000" draw:marker-start-width="0.28cm" draw:marker-end-width="0.28cm" svg:stroke-opacity="100%" draw:stroke-linejoin="miter" draw:fill="gradient" draw:fill-gradient-name="gradient-2" draw:opacity="100%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draw:marker-start-width="0.28cm" draw:marker-end-width="0.28cm" draw:fill="solid" draw:fill-color="#ffffff" draw:opacity="60%"/>
    </style:style>
    <style:style style:name="gr6" style:family="graphic" style:parent-style-name="standard" style:list-style-name="L3">
      <style:graphic-properties draw:stroke="solid" draw:stroke-dash="Ultrafine_20_Dashed" svg:stroke-width="0.026cm" svg:stroke-color="#000000" draw:marker-start-width="0.3cm" draw:marker-start-center="false" draw:marker-end-width="0.3cm" draw:marker-end-center="false" draw:stroke-linejoin="miter" draw:fill="solid" draw:fill-color="#996633" draw:opacity="50%" draw:opacity-name="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50%"/>
    </style:style>
    <style:style style:name="gr7" style:family="graphic" style:parent-style-name="standard" style:list-style-name="L3">
      <style:graphic-properties draw:stroke="solid" draw:stroke-dash="Ultrafine_20_Dashed" svg:stroke-width="0.026cm" svg:stroke-color="#000000" draw:marker-start-width="0.3cm" draw:marker-start-center="false" draw:marker-end-width="0.3cm" draw:marker-end-center="false" draw:stroke-linejoin="miter" draw:fill="solid" draw:fill-color="#996633" draw:opacity="50%" draw:opacity-name="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50%"/>
    </style:style>
    <style:style style:name="gr8" style:family="graphic" style:parent-style-name="standard" style:list-style-name="L3">
      <style:graphic-properties draw:stroke="solid" draw:stroke-dash="Ultrafine_20_Dashed" svg:stroke-width="0.026cm" svg:stroke-color="#000000" draw:marker-start-width="0.3cm" draw:marker-start-center="false" draw:marker-end-width="0.3cm" draw:marker-end-center="false" draw:stroke-linejoin="miter" draw:fill="solid" draw:fill-color="#996633" draw:opacity="50%" draw:opacity-name="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50%"/>
    </style:style>
    <style:style style:name="gr9" style:family="graphic" style:list-style-name="L2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ffffff" draw:fill-gradient-name="Gradient_20_3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0" style:family="graphic" style:list-style-name="L2">
      <style:graphic-properties draw:stroke="solid" svg:stroke-width="0.23cm" svg:stroke-color="#800000" draw:marker-start-width="0.606cm" draw:marker-start-center="false" draw:marker-end-width="0.606cm" draw:marker-end-center="false" draw:stroke-linejoin="miter" draw:fill="gradient" draw:fill-color="#ffffff" draw:fill-gradient-name="Rectangular_20_red_2f_white" draw:textarea-horizontal-align="center" draw:textarea-vertical-align="middle" draw:auto-grow-height="false" draw:fit-to-size="false" fo:min-height="0cm" fo:min-width="0cm" fo:padding-top="0.232cm" fo:padding-bottom="0.232cm" fo:padding-left="0.352cm" fo:padding-right="0.352cm" fo:wrap-option="wrap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80008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1" style:family="paragraph">
      <style:paragraph-properties fo:margin-left="0cm" fo:margin-right="0cm" fo:text-indent="0cm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Droid Serif'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Chancery Uralic'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" style:family="text">
      <style:text-properties fo:font-family="'Droid Serif'" style:font-family-generic="roman" style:font-pitch="variable"/>
    </style:style>
    <style:style style:name="T2" style:family="text">
      <style:text-properties fo:font-family="'Chancery Uralic'" style:font-pitch="variable"/>
    </style:style>
    <style:style style:name="T3" style:family="text">
      <style:text-properties fo:font-family="'Arial Black'" style:font-family-generic="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Обычный">
        <draw:g>
          <draw:g>
            <draw:g>
              <draw:g>
                <draw:path draw:style-name="gr1" draw:layer="layout" svg:width="8.849cm" svg:height="10.093cm" svg:x="1.092cm" svg:y="1.963cm" svg:viewBox="0 0 8850 10094" svg:d="m0 0c0 3768 4073 3209 4073 5051 0 1687-4027 981-4027 5043h8804c0-4052-4200-3328-4200-5043 0-1833 4154-1833 4177-5051z">
                  <text:p/>
                </draw:path>
                <draw:path draw:style-name="gr2" draw:layer="layout" svg:width="8.125cm" svg:height="1.805cm" svg:x="1.473cm" svg:y="9.994cm" svg:viewBox="0 0 8126 1806" svg:d="m9 1788c658 18 7593 18 8112 18 23-128-35-972-473-1788-473 0-7143-18-7143-18-542 889-519 1824-496 1788z">
                  <text:p/>
                </draw:path>
                <draw:path draw:style-name="gr2" draw:layer="layout" svg:width="5.861cm" svg:height="2.346cm" svg:x="2.35cm" svg:y="4.3cm" svg:viewBox="0 0 5862 2347" svg:d="m0 0c1650 83 4235 128 5862 18-35 459-2747 1293-2770 2329-11-1036-2930-1742-3092-2347z">
                  <text:p/>
                </draw:path>
                <draw:rect draw:style-name="gr3" draw:layer="layout" svg:width="9cm" svg:height="0.981cm" svg:x="1cm" svg:y="1cm">
                  <text:p/>
                </draw:rect>
                <draw:rect draw:style-name="gr4" draw:layer="layout" svg:width="9cm" svg:height="0.981cm" svg:x="1cm" svg:y="12.019cm">
                  <text:p/>
                </draw:rect>
                <draw:path draw:style-name="gr5" draw:layer="layout" svg:width="3.437cm" svg:height="4.207cm" svg:x="2.108cm" svg:y="2.366cm" svg:viewBox="0 0 3438 4208" svg:d="m0 0h1858c0 2649 1430 2732 1580 4208-634-1769-3230-1788-3438-4208z">
                  <text:p/>
                </draw:path>
                <draw:path draw:style-name="gr5" draw:layer="layout" svg:width="3.452cm" svg:height="4.418cm" svg:x="2.004cm" svg:y="7.436cm" svg:viewBox="0 0 3453 4419" svg:d="m15 4419h1858c-508-2714 1430-2595 1580-4419-634 1769-3692 1247-3438 4419z">
                  <text:p/>
                </draw:path>
              </draw:g>
            </draw:g>
            <draw:custom-shape draw:style-name="gr6" draw:text-style-name="P2" draw:layer="layout" svg:width="1.805cm" svg:height="3.111cm" draw:transform="skewX (-0.0167551608191456) rotate (0.149749249821114) translate (4.605cm 5.281cm)">
              <text:p text:style-name="P1"><text:span text:style-name="T1">Г</text:span></text:p>
  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1215.680684248" draw:enhanced-path="M ?f3 0 L ?f5 0 N M ?f6 21600 L ?f7 21600 N">
                <draw:equation draw:name="f0" draw:formula="$0 -10800"/>
                <draw:equation draw:name="f1" draw:formula="?f0 *2"/>
                <draw:equation draw:name="f2" draw:formula="abs(?f1 )"/>
                <draw:equation draw:name="f3" draw:formula="if(?f1 ,0,?f2 )"/>
                <draw:equation draw:name="f4" draw:formula="21600-?f2 "/>
                <draw:equation draw:name="f5" draw:formula="if(?f1 ,?f4 ,21600)"/>
                <draw:equation draw:name="f6" draw:formula="if(?f1 ,?f2 ,0)"/>
                <draw:equation draw:name="f7" draw:formula="if(?f1 ,21600,?f4 )"/>
                <draw:handle draw:handle-position="$0 21600" draw:handle-range-x-minimum="6629" draw:handle-range-x-maximum="14971"/>
              </draw:enhanced-geometry>
            </draw:custom-shape>
            <draw:custom-shape draw:style-name="gr7" draw:text-style-name="P3" draw:layer="layout" svg:width="2.458cm" svg:height="3.107cm" svg:x="5.738cm" svg:y="8.653cm">
              <text:p text:style-name="P1"><text:span text:style-name="T2">Э</text:span></text:p>
  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939.4764397906" draw:enhanced-path="M ?f3 0 L ?f5 0 N M ?f6 21600 L ?f7 21600 N">
                <draw:equation draw:name="f0" draw:formula="$0 -10800"/>
                <draw:equation draw:name="f1" draw:formula="?f0 *2"/>
                <draw:equation draw:name="f2" draw:formula="abs(?f1 )"/>
                <draw:equation draw:name="f3" draw:formula="if(?f1 ,0,?f2 )"/>
                <draw:equation draw:name="f4" draw:formula="21600-?f2 "/>
                <draw:equation draw:name="f5" draw:formula="if(?f1 ,?f4 ,21600)"/>
                <draw:equation draw:name="f6" draw:formula="if(?f1 ,?f2 ,0)"/>
                <draw:equation draw:name="f7" draw:formula="if(?f1 ,21600,?f4 )"/>
                <draw:handle draw:handle-position="$0 21600" draw:handle-range-x-minimum="6629" draw:handle-range-x-maximum="14971"/>
              </draw:enhanced-geometry>
            </draw:custom-shape>
            <draw:custom-shape draw:style-name="gr8" draw:text-style-name="P3" draw:layer="layout" svg:width="2.458cm" svg:height="3.107cm" svg:x="2.762cm" svg:y="2.078cm">
              <text:p text:style-name="P1"><text:span text:style-name="T2">Э</text:span></text:p>
              <draw:enhanced-geometry svg:viewBox="0 0 21600 21600" draw:mirror-horizontal="true" draw:mirror-vertical="false" draw:text-areas="0 0 21600 21600" draw:text-path="true" draw:text-path-mode="shape" draw:text-path-scale="path" draw:text-path-same-letter-heights="false" draw:type="fontwork-plain-text" draw:modifiers="10939.4764397906" draw:enhanced-path="M ?f3 0 L ?f5 0 N M ?f6 21600 L ?f7 21600 N">
                <draw:equation draw:name="f0" draw:formula="$0 -10800"/>
                <draw:equation draw:name="f1" draw:formula="?f0 *2"/>
                <draw:equation draw:name="f2" draw:formula="abs(?f1 )"/>
                <draw:equation draw:name="f3" draw:formula="if(?f1 ,0,?f2 )"/>
                <draw:equation draw:name="f4" draw:formula="21600-?f2 "/>
                <draw:equation draw:name="f5" draw:formula="if(?f1 ,?f4 ,21600)"/>
                <draw:equation draw:name="f6" draw:formula="if(?f1 ,?f2 ,0)"/>
                <draw:equation draw:name="f7" draw:formula="if(?f1 ,21600,?f4 )"/>
                <draw:handle draw:handle-position="$0 21600" draw:handle-range-x-minimum="6629" draw:handle-range-x-maximum="14971"/>
              </draw:enhanced-geometry>
            </draw:custom-shape>
          </draw:g>
        </draw:g>
        <draw:custom-shape draw:style-name="gr9" draw:text-style-name="P4" draw:layer="Разметка" svg:width="16.049cm" svg:height="15.961cm" svg:x="10.496cm" svg:y="1.171cm">
          <text:p text:style-name="P1">У нас уже</text:p>
          <text:p text:style-name="P1">новые задания</text:p>
          <text:p text:style-name="P1">по математике</text:p>
          <text:p text:style-name="P1">с добавленным</text:p>
          <draw:enhanced-geometry svg:viewBox="0 0 21600 21600" draw:text-path="true" draw:text-path-mode="shape" draw:text-path-scale="path" draw:text-path-same-letter-heights="false" draw:extrusion="false" draw:extrusion-brightness="15%" draw:extrusion-light-face="true" draw:extrusion-first-light-harsh="true" draw:extrusion-second-light-harsh="false" draw:extrusion-second-light-level="36.99951171875%" draw:extrusion-first-light-direction="(50000 50000 10000)" draw:extrusion-second-light-direction="(-50000 0 10000)" draw:extrusion-metal="false" draw:extrusion-rotation-angle="-15 -45" dr3d:projection="perspective" draw:extrusion-color="false" draw:text-areas="0 0 21600 21600" draw:type="fontwork-fade-up-and-right" draw:modifiers="9600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10" draw:text-style-name="P4" draw:layer="Разметка" svg:width="9.736cm" svg:height="6.29cm" svg:x="17.107cm" svg:y="14.195cm">
          <text:p text:style-name="P4"><text:span text:style-name="T3">B15</text:span> 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1" draw:text-style-name="P4" draw:layer="layout" svg:width="13.393cm" svg:height="2.827cm" svg:x="1.28cm" svg:y="17.714cm">
          <text:p text:style-name="P1"><text:span text:style-name="T3">vk.com/chasege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gradient draw:name="gradient-1" draw:style="linear" draw:start-color="#a7873d" draw:end-color="#663624" draw:start-intensity="100%" draw:end-intensity="100%" draw:angle="900" draw:border="51%"/>
    <draw:gradient draw:name="gradient-2" draw:style="linear" draw:start-color="#a7873d" draw:end-color="#663624" draw:start-intensity="100%" draw:end-intensity="100%" draw:angle="900" draw:border="51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Николай Авдеев</meta:initial-creator>
    <meta:creation-date>2013-11-05T21:33:08</meta:creation-date>
    <dc:date>2013-11-05T21:41:50</dc:date>
    <dc:creator>Николай Авдеев</dc:creator>
    <meta:editing-duration>PT51S</meta:editing-duration>
    <meta:editing-cycles>2</meta:editing-cycles>
    <meta:generator>LibreOffice/4.0.3.3$Linux_x86 LibreOffice_project/400m0$Build-3</meta:generator>
    <meta:document-statistic meta:object-count="17"/>
  </office:meta>
</office:document-meta>
</file>